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66b3"/>
    </style:style>
    <style:style style:name="ce8" style:family="table-cell" style:parent-style-name="Default">
      <style:table-cell-properties fo:background-color="#1cdc9a" fo:border="0.06pt solid #000000"/>
    </style:style>
    <style:style style:name="ce9" style:family="table-cell" style:parent-style-name="Default">
      <style:table-cell-properties fo:background-color="#1cdc9a"/>
    </style:style>
    <style:style style:name="ce10" style:family="table-cell" style:parent-style-name="Default">
      <style:table-cell-properties fo:background-color="#ed1c24"/>
    </style:style>
    <style:style style:name="ce11" style:family="table-cell" style:parent-style-name="Default">
      <style:table-cell-properties fo:background-color="#72bf44"/>
    </style:style>
    <style:style style:name="ce12" style:family="table-cell" style:parent-style-name="Default">
      <style:table-cell-properties fo:background-color="#fff450"/>
    </style:style>
    <style:style style:name="ce13" style:family="table-cell" style:parent-style-name="Default">
      <style:table-cell-properties fo:background-color="#62a73b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33ff99" fo:border="0.06pt solid #000000"/>
    </style:style>
    <style:style style:name="ce4" style:family="table-cell" style:parent-style-name="Default">
      <style:table-cell-properties fo:background-color="#ff33ff" fo:border="0.06pt solid #000000"/>
    </style:style>
    <style:style style:name="ce5" style:family="table-cell" style:parent-style-name="Default">
      <style:table-cell-properties fo:background-color="#3399ff" fo:border="0.06pt solid #000000"/>
    </style:style>
    <style:style style:name="ce18" style:family="table-cell" style:parent-style-name="Default">
      <style:table-cell-properties fo:background-color="#c7a0cb" fo:border="0.06pt solid #000000"/>
    </style:style>
    <style:style style:name="ce19" style:family="table-cell" style:parent-style-name="Default">
      <style:table-cell-properties fo:background-color="#fff450"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Dispositivo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Inet</text:p>
          </table:table-cell>
          <table:table-cell table:style-name="ce2" office:value-type="string" calcext:value-type="string">
            <text:p>Tiempo Unid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tidad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K In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Visitas</text:p>
          </table:table-cell>
          <table:table-cell office:value-type="string" calcext:value-type="string">
            <text:p>Unit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WorkUnits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C5]*[.C9]" office:value-type="float" office:value="0.00225" calcext:value-type="float">
            <text:p>0,002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calDB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 ([.C6] * [.C9]) +([.D6] * [.D9])" office:value-type="float" office:value="0.37125" calcext:value-type="float">
            <text:p>0,37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saj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 [.C7]*[.C9] + [.D7] * [.D9] + [.F7]*[.F9]" office:value-type="float" office:value="0.18375" calcext:value-type="float">
            <text:p>0,18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 [.E8] *[.E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45" calcext:value-type="float">
            <text:p>0,045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curso Software</text:p>
          </table:table-cell>
          <table:table-cell office:value-type="string" calcext:value-type="string">
            <text:p>WorkUnits</text:p>
          </table:table-cell>
          <table:table-cell office:value-type="string" calcext:value-type="string">
            <text:p>LocalDB</text:p>
          </table:table-cell>
          <table:table-cell office:value-type="string" calcext:value-type="string">
            <text:p>Mensajes</text:p>
          </table:table-cell>
          <table:table-cell office:value-type="string" calcext:value-type="string">
            <text:p>Delay</text:p>
          </table:table-cell>
          <table:table-cell table:style-name="ce4" office:value-type="string" calcext:value-type="string">
            <text:p>Tiempo Función</text:p>
          </table:table-cell>
          <table:table-cell table:style-name="ce18" office:value-type="string" calcext:value-type="string">
            <text:p>K Inst</text:p>
          </table:table-cell>
          <table:table-cell table:style-name="ce18" office:value-type="string" calcext:value-type="string">
            <text:p>I/O</text:p>
          </table:table-cell>
          <table:table-cell table:style-name="ce18" office:value-type="string" calcext:value-type="string">
            <text:p>Visitas</text:p>
          </table:table-cell>
          <table:table-cell table:style-name="ce18" office:value-type="string" calcext:value-type="string">
            <text:p>Units</text:p>
          </table:table-cell>
        </table:table-row>
        <table:table-row table:style-name="ro1">
          <table:table-cell/>
          <table:table-cell office:value-type="string" calcext:value-type="string">
            <text:p>appAlum.confS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14] * [.G5] + [.D14] * [.G6] +[.E14] *[.G7] + [.F14] * [.G8]" office:value-type="float" office:value="0.747" calcext:value-type="float">
            <text:p>0,747</text:p>
          </table:table-cell>
          <table:table-cell table:style-name="ce19" table:formula="of:=[.C14]*[.C5] +[.D14]*[.C6]+[.E14]*[.C7]" office:value-type="float" office:value="780" calcext:value-type="float">
            <text:p>780</text:p>
          </table:table-cell>
          <table:table-cell table:style-name="ce19" table:formula="of:=[.D14]*[.D6] +[.E14]*[.D7]" office:value-type="float" office:value="14" calcext:value-type="float">
            <text:p>14</text:p>
          </table:table-cell>
          <table:table-cell table:style-name="ce19" table:formula="of:=[.F14]" office:value-type="float" office:value="0" calcext:value-type="float">
            <text:p>0</text:p>
          </table:table-cell>
          <table:table-cell table:style-name="ce19" table:formula="of:=[.E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ppAlum.dmInform(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table:formula="of:= [.C15] * [.G5] + [.D15] * [.G6] +[.E15] *[.G7] + [.F15] * [.G8]" office:value-type="float" office:value="10.36975" calcext:value-type="float">
            <text:p>10,36975</text:p>
          </table:table-cell>
          <table:table-cell table:style-name="ce19" table:formula="of:=[.C15]*[.C5] +[.D15]*[.C6]+[.E15]*[.C7]" office:value-type="float" office:value="65" calcext:value-type="float">
            <text:p>65</text:p>
          </table:table-cell>
          <table:table-cell table:style-name="ce19" table:formula="of:=[.D15]*[.D6] +[.E15]*[.D7]" office:value-type="float" office:value="4" calcext:value-type="float">
            <text:p>4</text:p>
          </table:table-cell>
          <table:table-cell table:style-name="ce19" table:formula="of:=[.F15]" office:value-type="float" office:value="10" calcext:value-type="float">
            <text:p>10</text:p>
          </table:table-cell>
          <table:table-cell table:style-name="ce19" table:formula="of:=[.E15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ppAlum.getInici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16] * [.G5] + [.D16] * [.G6] +[.E16] *[.G7] + [.F16] * [.G8]" office:value-type="float" office:value="0.747" calcext:value-type="float">
            <text:p>0,747</text:p>
          </table:table-cell>
          <table:table-cell table:style-name="ce19" table:formula="of:=[.C16]*[.C5] +[.D16]*[.C6]+[.E16]*[.C7]" office:value-type="float" office:value="780" calcext:value-type="float">
            <text:p>780</text:p>
          </table:table-cell>
          <table:table-cell table:style-name="ce19" table:formula="of:=[.D16]*[.D6] +[.E16]*[.D7]" office:value-type="float" office:value="14" calcext:value-type="float">
            <text:p>14</text:p>
          </table:table-cell>
          <table:table-cell table:style-name="ce19" table:formula="of:=[.F16]" office:value-type="float" office:value="0" calcext:value-type="float">
            <text:p>0</text:p>
          </table:table-cell>
          <table:table-cell table:style-name="ce19" table:formula="of:=[.E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ppAlum.log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17] * [.G5] + [.D17] * [.G6] +[.E17] *[.G7] + [.F17] * [.G8]" office:value-type="float" office:value="0.747" calcext:value-type="float">
            <text:p>0,747</text:p>
          </table:table-cell>
          <table:table-cell table:style-name="ce19" table:formula="of:=[.C17]*[.C5] +[.D17]*[.C6]+[.E17]*[.C7]" office:value-type="float" office:value="780" calcext:value-type="float">
            <text:p>780</text:p>
          </table:table-cell>
          <table:table-cell table:style-name="ce19" table:formula="of:=[.D17]*[.D6] +[.E17]*[.D7]" office:value-type="float" office:value="14" calcext:value-type="float">
            <text:p>14</text:p>
          </table:table-cell>
          <table:table-cell table:style-name="ce19" table:formula="of:=[.F17]" office:value-type="float" office:value="0" calcext:value-type="float">
            <text:p>0</text:p>
          </table:table-cell>
          <table:table-cell table:style-name="ce19" table:formula="of:=[.E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ppAlum.mkEspDc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table:formula="of:= [.C18] * [.G5] + [.D18] * [.G6] +[.E18] *[.G7] + [.F18] * [.G8]" office:value-type="float" office:value="4.5535" calcext:value-type="float">
            <text:p>4,5535</text:p>
          </table:table-cell>
          <table:table-cell table:style-name="ce19" table:formula="of:=[.C18]*[.C5] +[.D18]*[.C6]+[.E18]*[.C7]" office:value-type="float" office:value="90" calcext:value-type="float">
            <text:p>90</text:p>
          </table:table-cell>
          <table:table-cell table:style-name="ce19" table:formula="of:=[.D18]*[.D6] +[.E18]*[.D7]" office:value-type="float" office:value="6" calcext:value-type="float">
            <text:p>6</text:p>
          </table:table-cell>
          <table:table-cell table:style-name="ce19" table:formula="of:=[.F18]" office:value-type="float" office:value="4" calcext:value-type="float">
            <text:p>4</text:p>
          </table:table-cell>
          <table:table-cell table:style-name="ce19" table:formula="of:=[.E18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ppAlum.registr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19] * [.G5] + [.D19] * [.G6] +[.E19] *[.G7] + [.F19] * [.G8]" office:value-type="float" office:value="0.747" calcext:value-type="float">
            <text:p>0,747</text:p>
          </table:table-cell>
          <table:table-cell table:style-name="ce19" table:formula="of:=[.C19]*[.C5] +[.D19]*[.C6]+[.E19]*[.C7]" office:value-type="float" office:value="780" calcext:value-type="float">
            <text:p>780</text:p>
          </table:table-cell>
          <table:table-cell table:style-name="ce19" table:formula="of:=[.D19]*[.D6] +[.E19]*[.D7]" office:value-type="float" office:value="14" calcext:value-type="float">
            <text:p>14</text:p>
          </table:table-cell>
          <table:table-cell table:style-name="ce19" table:formula="of:=[.F19]" office:value-type="float" office:value="0" calcext:value-type="float">
            <text:p>0</text:p>
          </table:table-cell>
          <table:table-cell table:style-name="ce19" table:formula="of:=[.E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bAptes.readAp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0] * [.G5] + [.D20] * [.G6] +[.E20] *[.G7] + [.F20] * [.G8]" office:value-type="float" office:value="0.36975" calcext:value-type="float">
            <text:p>0,36975</text:p>
          </table:table-cell>
          <table:table-cell table:style-name="ce19" table:formula="of:=[.C20]*[.C5] +[.D20]*[.C6]+[.E20]*[.C7]" office:value-type="float" office:value="65" calcext:value-type="float">
            <text:p>65</text:p>
          </table:table-cell>
          <table:table-cell table:style-name="ce19" table:formula="of:=[.D20]*[.D6] +[.E20]*[.D7]" office:value-type="float" office:value="4" calcext:value-type="float">
            <text:p>4</text:p>
          </table:table-cell>
          <table:table-cell table:style-name="ce19" table:formula="of:=[.F20]" office:value-type="float" office:value="0" calcext:value-type="float">
            <text:p>0</text:p>
          </table:table-cell>
          <table:table-cell table:style-name="ce19" table:formula="of:=[.E20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bAptes.updteAp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1] * [.G5] + [.D21] * [.G6] +[.E21] *[.G7] + [.F21] * [.G8]" office:value-type="float" office:value="0.36975" calcext:value-type="float">
            <text:p>0,36975</text:p>
          </table:table-cell>
          <table:table-cell table:style-name="ce19" table:formula="of:=[.C21]*[.C5] +[.D21]*[.C6]+[.E21]*[.C7]" office:value-type="float" office:value="65" calcext:value-type="float">
            <text:p>65</text:p>
          </table:table-cell>
          <table:table-cell table:style-name="ce19" table:formula="of:=[.D21]*[.D6] +[.E21]*[.D7]" office:value-type="float" office:value="4" calcext:value-type="float">
            <text:p>4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E21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bNbook.statNboo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2] * [.G5] + [.D22] * [.G6] +[.E22] *[.G7] + [.F22] * [.G8]" office:value-type="float" office:value="0.36975" calcext:value-type="float">
            <text:p>0,36975</text:p>
          </table:table-cell>
          <table:table-cell table:style-name="ce19" table:formula="of:=[.C22]*[.C5] +[.D22]*[.C6]+[.E22]*[.C7]" office:value-type="float" office:value="65" calcext:value-type="float">
            <text:p>65</text:p>
          </table:table-cell>
          <table:table-cell table:style-name="ce19" table:formula="of:=[.D22]*[.D6] +[.E22]*[.D7]" office:value-type="float" office:value="4" calcext:value-type="float">
            <text:p>4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E22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bPdg.checkPd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3] * [.G5] + [.D23] * [.G6] +[.E23] *[.G7] + [.F23] * [.G8]" office:value-type="float" office:value="1.11225" calcext:value-type="float">
            <text:p>1,11225</text:p>
          </table:table-cell>
          <table:table-cell table:style-name="ce19" table:formula="of:=[.C23]*[.C5] +[.D23]*[.C6]+[.E23]*[.C7]" office:value-type="float" office:value="815" calcext:value-type="float">
            <text:p>815</text:p>
          </table:table-cell>
          <table:table-cell table:style-name="ce19" table:formula="of:=[.D23]*[.D6] +[.E23]*[.D7]" office:value-type="float" office:value="18" calcext:value-type="float">
            <text:p>18</text:p>
          </table:table-cell>
          <table:table-cell table:style-name="ce19" table:formula="of:=[.F23]" office:value-type="float" office:value="0" calcext:value-type="float">
            <text:p>0</text:p>
          </table:table-cell>
          <table:table-cell table:style-name="ce19" table:formula="of:=[.E2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bPdg.statPd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4] * [.G5] + [.D24] * [.G6] +[.E24] *[.G7] + [.F24] * [.G8]" office:value-type="float" office:value="0.36975" calcext:value-type="float">
            <text:p>0,36975</text:p>
          </table:table-cell>
          <table:table-cell table:style-name="ce19" table:formula="of:=[.C24]*[.C5] +[.D24]*[.C6]+[.E24]*[.C7]" office:value-type="float" office:value="65" calcext:value-type="float">
            <text:p>65</text:p>
          </table:table-cell>
          <table:table-cell table:style-name="ce19" table:formula="of:=[.D24]*[.D6] +[.E24]*[.D7]" office:value-type="float" office:value="4" calcext:value-type="float">
            <text:p>4</text:p>
          </table:table-cell>
          <table:table-cell table:style-name="ce19" table:formula="of:=[.F24]" office:value-type="float" office:value="0" calcext:value-type="float">
            <text:p>0</text:p>
          </table:table-cell>
          <table:table-cell table:style-name="ce19" table:formula="of:=[.E24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bPdg.updtePd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5] * [.G5] + [.D25] * [.G6] +[.E25] *[.G7] + [.F25] * [.G8]" office:value-type="float" office:value="0.36975" calcext:value-type="float">
            <text:p>0,36975</text:p>
          </table:table-cell>
          <table:table-cell table:style-name="ce19" table:formula="of:=[.C25]*[.C5] +[.D25]*[.C6]+[.E25]*[.C7]" office:value-type="float" office:value="65" calcext:value-type="float">
            <text:p>65</text:p>
          </table:table-cell>
          <table:table-cell table:style-name="ce19" table:formula="of:=[.D25]*[.D6] +[.E25]*[.D7]" office:value-type="float" office:value="4" calcext:value-type="float">
            <text:p>4</text:p>
          </table:table-cell>
          <table:table-cell table:style-name="ce19" table:formula="of:=[.F25]" office:value-type="float" office:value="0" calcext:value-type="float">
            <text:p>0</text:p>
          </table:table-cell>
          <table:table-cell table:style-name="ce19" table:formula="of:=[.E25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bTest.statTe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6] * [.G5] + [.D26] * [.G6] +[.E26] *[.G7] + [.F26] * [.G8]" office:value-type="float" office:value="0.36975" calcext:value-type="float">
            <text:p>0,36975</text:p>
          </table:table-cell>
          <table:table-cell table:style-name="ce19" table:formula="of:=[.C26]*[.C5] +[.D26]*[.C6]+[.E26]*[.C7]" office:value-type="float" office:value="65" calcext:value-type="float">
            <text:p>65</text:p>
          </table:table-cell>
          <table:table-cell table:style-name="ce19" table:formula="of:=[.D26]*[.D6] +[.E26]*[.D7]" office:value-type="float" office:value="4" calcext:value-type="float">
            <text:p>4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E26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bTest.updteTe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7] * [.G5] + [.D27] * [.G6] +[.E27] *[.G7] + [.F27] * [.G8]" office:value-type="float" office:value="0.36975" calcext:value-type="float">
            <text:p>0,36975</text:p>
          </table:table-cell>
          <table:table-cell table:style-name="ce19" table:formula="of:=[.C27]*[.C5] +[.D27]*[.C6]+[.E27]*[.C7]" office:value-type="float" office:value="65" calcext:value-type="float">
            <text:p>65</text:p>
          </table:table-cell>
          <table:table-cell table:style-name="ce19" table:formula="of:=[.D27]*[.D6] +[.E27]*[.D7]" office:value-type="float" office:value="4" calcext:value-type="float">
            <text:p>4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E27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rcsAlum.creaCuen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28] * [.G5] + [.D28] * [.G6] +[.E28] *[.G7] + [.F28] * [.G8]" office:value-type="float" office:value="0.74925" calcext:value-type="float">
            <text:p>0,74925</text:p>
          </table:table-cell>
          <table:table-cell table:style-name="ce19" table:formula="of:=[.C28]*[.C5] +[.D28]*[.C6]+[.E28]*[.C7]" office:value-type="float" office:value="795" calcext:value-type="float">
            <text:p>795</text:p>
          </table:table-cell>
          <table:table-cell table:style-name="ce19" table:formula="of:=[.D28]*[.D6] +[.E28]*[.D7]" office:value-type="float" office:value="14" calcext:value-type="float">
            <text:p>14</text:p>
          </table:table-cell>
          <table:table-cell table:style-name="ce19" table:formula="of:=[.F28]" office:value-type="float" office:value="0" calcext:value-type="float">
            <text:p>0</text:p>
          </table:table-cell>
          <table:table-cell table:style-name="ce19" table:formula="of:=[.E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csAlum.verfCr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29] * [.G5] + [.D29] * [.G6] +[.E29] *[.G7] + [.F29] * [.G8]" office:value-type="float" office:value="0.74925" calcext:value-type="float">
            <text:p>0,74925</text:p>
          </table:table-cell>
          <table:table-cell table:style-name="ce19" table:formula="of:=[.C29]*[.C5] +[.D29]*[.C6]+[.E29]*[.C7]" office:value-type="float" office:value="795" calcext:value-type="float">
            <text:p>795</text:p>
          </table:table-cell>
          <table:table-cell table:style-name="ce19" table:formula="of:=[.D29]*[.D6] +[.E29]*[.D7]" office:value-type="float" office:value="14" calcext:value-type="float">
            <text:p>14</text:p>
          </table:table-cell>
          <table:table-cell table:style-name="ce19" table:formula="of:=[.F29]" office:value-type="float" office:value="0" calcext:value-type="float">
            <text:p>0</text:p>
          </table:table-cell>
          <table:table-cell table:style-name="ce19" table:formula="of:=[.E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csAlum.verfDat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30] * [.G5] + [.D30] * [.G6] +[.E30] *[.G7] + [.F30] * [.G8]" office:value-type="float" office:value="0.74925" calcext:value-type="float">
            <text:p>0,74925</text:p>
          </table:table-cell>
          <table:table-cell table:style-name="ce19" table:formula="of:=[.C30]*[.C5] +[.D30]*[.C6]+[.E30]*[.C7]" office:value-type="float" office:value="795" calcext:value-type="float">
            <text:p>795</text:p>
          </table:table-cell>
          <table:table-cell table:style-name="ce19" table:formula="of:=[.D30]*[.D6] +[.E30]*[.D7]" office:value-type="float" office:value="14" calcext:value-type="float">
            <text:p>14</text:p>
          </table:table-cell>
          <table:table-cell table:style-name="ce19" table:formula="of:=[.F30]" office:value-type="float" office:value="0" calcext:value-type="float">
            <text:p>0</text:p>
          </table:table-cell>
          <table:table-cell table:style-name="ce19" table:formula="of:=[.E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csPdg.confEspDct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31] * [.G5] + [.D31] * [.G6] +[.E31] *[.G7] + [.F31] * [.G8]" office:value-type="float" office:value="2.60775" calcext:value-type="float">
            <text:p>2,60775</text:p>
          </table:table-cell>
          <table:table-cell table:style-name="ce19" table:formula="of:=[.C31]*[.C5] +[.D31]*[.C6]+[.E31]*[.C7]" office:value-type="float" office:value="2685" calcext:value-type="float">
            <text:p>2685</text:p>
          </table:table-cell>
          <table:table-cell table:style-name="ce19" table:formula="of:=[.D31]*[.D6] +[.E31]*[.D7]" office:value-type="float" office:value="49" calcext:value-type="float">
            <text:p>49</text:p>
          </table:table-cell>
          <table:table-cell table:style-name="ce19" table:formula="of:=[.F31]" office:value-type="float" office:value="0" calcext:value-type="float">
            <text:p>0</text:p>
          </table:table-cell>
          <table:table-cell table:style-name="ce19" table:formula="of:=[.E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csPdg.updtStat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32] * [.G5] + [.D32] * [.G6] +[.E32] *[.G7] + [.F32] * [.G8]" office:value-type="float" office:value="0.74925" calcext:value-type="float">
            <text:p>0,74925</text:p>
          </table:table-cell>
          <table:table-cell table:style-name="ce19" table:formula="of:=[.C32]*[.C5] +[.D32]*[.C6]+[.E32]*[.C7]" office:value-type="float" office:value="795" calcext:value-type="float">
            <text:p>795</text:p>
          </table:table-cell>
          <table:table-cell table:style-name="ce19" table:formula="of:=[.D32]*[.D6] +[.E32]*[.D7]" office:value-type="float" office:value="14" calcext:value-type="float">
            <text:p>14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rvCUsr.queryUsr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formula="of:= [.C33] * [.G5] + [.D33] * [.G6] +[.E33] *[.G7] + [.F33] * [.G8]" office:value-type="float" office:value="1.55725" calcext:value-type="float">
            <text:p>1,55725</text:p>
          </table:table-cell>
          <table:table-cell table:style-name="ce19" table:formula="of:=[.C33]*[.C5] +[.D33]*[.C6]+[.E33]*[.C7]" office:value-type="float" office:value="415" calcext:value-type="float">
            <text:p>415</text:p>
          </table:table-cell>
          <table:table-cell table:style-name="ce19" table:formula="of:=[.D33]*[.D6] +[.E33]*[.D7]" office:value-type="float" office:value="9" calcext:value-type="float">
            <text:p>9</text:p>
          </table:table-cell>
          <table:table-cell table:style-name="ce19" table:formula="of:=[.F33]" office:value-type="float" office:value="1" calcext:value-type="float">
            <text:p>1</text:p>
          </table:table-cell>
          <table:table-cell table:style-name="ce19" table:formula="of:=[.E3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rvCUsr.updteUsr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formula="of:= [.C34] * [.G5] + [.D34] * [.G6] +[.E34] *[.G7] + [.F34] * [.G8]" office:value-type="float" office:value="1.55725" calcext:value-type="float">
            <text:p>1,55725</text:p>
          </table:table-cell>
          <table:table-cell table:style-name="ce19" table:formula="of:=[.C34]*[.C5] +[.D34]*[.C6]+[.E34]*[.C7]" office:value-type="float" office:value="415" calcext:value-type="float">
            <text:p>415</text:p>
          </table:table-cell>
          <table:table-cell table:style-name="ce19" table:formula="of:=[.D34]*[.D6] +[.E34]*[.D7]" office:value-type="float" office:value="9" calcext:value-type="float">
            <text:p>9</text:p>
          </table:table-cell>
          <table:table-cell table:style-name="ce19" table:formula="of:=[.F34]" office:value-type="float" office:value="1" calcext:value-type="float">
            <text:p>1</text:p>
          </table:table-cell>
          <table:table-cell table:style-name="ce19" table:formula="of:=[.E34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rvSExt.sendS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35] * [.G5] + [.D35] * [.G6] +[.E35] *[.G7] + [.F35] * [.G8]" office:value-type="float" office:value="0.36975" calcext:value-type="float">
            <text:p>0,36975</text:p>
          </table:table-cell>
          <table:table-cell table:style-name="ce19" table:formula="of:=[.C35]*[.C5] +[.D35]*[.C6]+[.E35]*[.C7]" office:value-type="float" office:value="65" calcext:value-type="float">
            <text:p>65</text:p>
          </table:table-cell>
          <table:table-cell table:style-name="ce19" table:formula="of:=[.D35]*[.D6] +[.E35]*[.D7]" office:value-type="float" office:value="4" calcext:value-type="float">
            <text:p>4</text:p>
          </table:table-cell>
          <table:table-cell table:style-name="ce19" table:formula="of:=[.F35]" office:value-type="float" office:value="0" calcext:value-type="float">
            <text:p>0</text:p>
          </table:table-cell>
          <table:table-cell table:style-name="ce19" table:formula="of:=[.E35]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Nodos Expansión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Registro</text:p>
          </table:table-cell>
          <table:table-cell table:style-name="ce8" table:formula="of:=[.C19]+[.C30]+[.C33]+[.C35]+[.C14]+[.C28]+[.C34]" office:value-type="float" office:value="13" calcext:value-type="float">
            <text:p>13</text:p>
          </table:table-cell>
          <table:table-cell table:style-name="ce8" table:formula="of:=[.D19]+[.D30]+[.D33]+[.D35]+[.D14]+[.D28]+[.D34]" office:value-type="float" office:value="10" calcext:value-type="float">
            <text:p>10</text:p>
          </table:table-cell>
          <table:table-cell table:style-name="ce8" table:formula="of:=[.E19]+[.E30]+[.E33]+[.E35]+[.E14]+[.E28]+[.E34]" office:value-type="float" office:value="4" calcext:value-type="float">
            <text:p>4</text:p>
          </table:table-cell>
          <table:table-cell table:style-name="ce8" table:formula="of:=[.F19]+[.F30]+[.F33]+[.F35]+[.F14]+[.F28]+[.F34]" office:value-type="float" office:value="2" calcext:value-type="float">
            <text:p>2</text:p>
          </table:table-cell>
          <table:table-cell table:style-name="ce8" table:formula="of:=[.G19]+[.G30]+[.G33]+[.G35]+[.G14]+[.G28]+[.G34]" office:value-type="float" office:value="6.47675" calcext:value-type="float">
            <text:p>6,47675</text:p>
          </table:table-cell>
          <table:table-cell table:style-name="ce8" table:formula="of:=[.H19]+[.H30]+[.H33]+[.H35]+[.H14]+[.H28]+[.H34]" office:value-type="float" office:value="4045" calcext:value-type="float">
            <text:p>4045</text:p>
          </table:table-cell>
          <table:table-cell table:style-name="ce8" table:formula="of:=[.I19]+[.I30]+[.I33]+[.I35]+[.I14]+[.I28]+[.I34]" office:value-type="float" office:value="78" calcext:value-type="float">
            <text:p>78</text:p>
          </table:table-cell>
          <table:table-cell table:style-name="ce8" table:formula="of:=[.J19]+[.J30]+[.J33]+[.J35]+[.J14]+[.J28]+[.J34]" office:value-type="float" office:value="2" calcext:value-type="float">
            <text:p>2</text:p>
          </table:table-cell>
          <table:table-cell table:style-name="ce8" table:formula="of:=[.K19]+[.K30]+[.K33]+[.K35]+[.K14]+[.K28]+[.K34]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9" office:value-type="string" calcext:value-type="string">
            <text:p>Login</text:p>
          </table:table-cell>
          <table:table-cell table:style-name="ce9" table:formula="of:=[.C17]+[.C29]+[.C33]" office:value-type="float" office:value="6" calcext:value-type="float">
            <text:p>6</text:p>
          </table:table-cell>
          <table:table-cell table:style-name="ce9" table:formula="of:=[.D17]+[.D29]+[.D33]" office:value-type="float" office:value="5" calcext:value-type="float">
            <text:p>5</text:p>
          </table:table-cell>
          <table:table-cell table:style-name="ce9" table:formula="of:=[.E17]+[.E29]+[.E33]" office:value-type="float" office:value="1" calcext:value-type="float">
            <text:p>1</text:p>
          </table:table-cell>
          <table:table-cell table:style-name="ce9" table:formula="of:=[.F17]+[.F29]+[.F33]" office:value-type="float" office:value="1" calcext:value-type="float">
            <text:p>1</text:p>
          </table:table-cell>
          <table:table-cell table:style-name="ce9" table:formula="of:=[.G17]+[.G29]+[.G33]" office:value-type="float" office:value="3.0535" calcext:value-type="float">
            <text:p>3,0535</text:p>
          </table:table-cell>
          <table:table-cell table:style-name="ce9" table:formula="of:=[.H17]+[.H29]+[.H33]" office:value-type="float" office:value="1990" calcext:value-type="float">
            <text:p>1990</text:p>
          </table:table-cell>
          <table:table-cell table:style-name="ce9" table:formula="of:=[.I17]+[.I29]+[.I33]" office:value-type="float" office:value="37" calcext:value-type="float">
            <text:p>37</text:p>
          </table:table-cell>
          <table:table-cell table:style-name="ce9" table:formula="of:=[.J17]+[.J29]+[.J33]" office:value-type="float" office:value="1" calcext:value-type="float">
            <text:p>1</text:p>
          </table:table-cell>
          <table:table-cell table:style-name="ce9" table:formula="of:=[.K17]+[.K29]+[.K3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office:value-type="string" calcext:value-type="string">
            <text:p>Inicio Sesión Peor</text:p>
          </table:table-cell>
          <table:table-cell table:style-name="ce10" table:formula="of:=[.C16]+[.C38]" office:value-type="float" office:value="15" calcext:value-type="float">
            <text:p>15</text:p>
          </table:table-cell>
          <table:table-cell table:style-name="ce10" table:formula="of:=[.D16]+[.D38]" office:value-type="float" office:value="12" calcext:value-type="float">
            <text:p>12</text:p>
          </table:table-cell>
          <table:table-cell table:style-name="ce10" table:formula="of:=[.E16]+[.E38]" office:value-type="float" office:value="4" calcext:value-type="float">
            <text:p>4</text:p>
          </table:table-cell>
          <table:table-cell table:style-name="ce10" table:formula="of:=[.F16]+[.F38]" office:value-type="float" office:value="2" calcext:value-type="float">
            <text:p>2</text:p>
          </table:table-cell>
          <table:table-cell table:style-name="ce10" table:formula="of:=[.G16]+[.G38]" office:value-type="float" office:value="7.22375" calcext:value-type="float">
            <text:p>7,22375</text:p>
          </table:table-cell>
          <table:table-cell table:style-name="ce10" table:formula="of:=[.H16]+[.H38]" office:value-type="float" office:value="4825" calcext:value-type="float">
            <text:p>4825</text:p>
          </table:table-cell>
          <table:table-cell table:style-name="ce10" table:formula="of:=[.I16]+[.I38]" office:value-type="float" office:value="92" calcext:value-type="float">
            <text:p>92</text:p>
          </table:table-cell>
          <table:table-cell table:style-name="ce10" table:formula="of:=[.J16]+[.J38]" office:value-type="float" office:value="2" calcext:value-type="float">
            <text:p>2</text:p>
          </table:table-cell>
          <table:table-cell table:style-name="ce10" table:formula="of:=[.K16]+[.K38]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1" office:value-type="string" calcext:value-type="string">
            <text:p>Inicio Sesión Mejor</text:p>
          </table:table-cell>
          <table:table-cell table:style-name="ce11" table:formula="of:=[.C39]+[.C16]" office:value-type="float" office:value="8" calcext:value-type="float">
            <text:p>8</text:p>
          </table:table-cell>
          <table:table-cell table:style-name="ce11" table:formula="of:=[.D39]+[.D16]" office:value-type="float" office:value="7" calcext:value-type="float">
            <text:p>7</text:p>
          </table:table-cell>
          <table:table-cell table:style-name="ce11" table:formula="of:=[.E39]+[.E16]" office:value-type="float" office:value="1" calcext:value-type="float">
            <text:p>1</text:p>
          </table:table-cell>
          <table:table-cell table:style-name="ce11" table:formula="of:=[.F39]+[.F16]" office:value-type="float" office:value="1" calcext:value-type="float">
            <text:p>1</text:p>
          </table:table-cell>
          <table:table-cell table:style-name="ce11" table:formula="of:=[.G39]+[.G16]" office:value-type="float" office:value="3.8005" calcext:value-type="float">
            <text:p>3,8005</text:p>
          </table:table-cell>
          <table:table-cell table:style-name="ce11" table:formula="of:=[.H39]+[.H16]" office:value-type="float" office:value="2770" calcext:value-type="float">
            <text:p>2770</text:p>
          </table:table-cell>
          <table:table-cell table:style-name="ce11" table:formula="of:=[.I39]+[.I16]" office:value-type="float" office:value="51" calcext:value-type="float">
            <text:p>51</text:p>
          </table:table-cell>
          <table:table-cell table:style-name="ce11" table:formula="of:=[.J39]+[.J16]" office:value-type="float" office:value="1" calcext:value-type="float">
            <text:p>1</text:p>
          </table:table-cell>
          <table:table-cell table:style-name="ce11" table:formula="of:=[.K39]+[.K16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Inicio Sesión Promedio</text:p>
          </table:table-cell>
          <table:table-cell table:style-name="ce12" table:formula="of:= 0.15*[.C38] + 0.85 *[.C39] +[.C16]" office:value-type="float" office:value="9.05" calcext:value-type="float">
            <text:p>9,05</text:p>
          </table:table-cell>
          <table:table-cell table:style-name="ce12" table:formula="of:= 0.15*[.D38] + 0.85 *[.D39] +[.D16]" office:value-type="float" office:value="7.75" calcext:value-type="float">
            <text:p>7,75</text:p>
          </table:table-cell>
          <table:table-cell table:style-name="ce12" table:formula="of:= 0.15*[.E38] + 0.85 *[.E39] +[.E16]" office:value-type="float" office:value="1.45" calcext:value-type="float">
            <text:p>1,45</text:p>
          </table:table-cell>
          <table:table-cell table:style-name="ce12" table:formula="of:= 0.15*[.F38] + 0.85 *[.F39] +[.F16]" office:value-type="float" office:value="1.15" calcext:value-type="float">
            <text:p>1,15</text:p>
          </table:table-cell>
          <table:table-cell table:style-name="ce12" table:formula="of:= 0.15*[.G38] + 0.85 *[.G39] +[.G16]" office:value-type="float" office:value="4.3139875" calcext:value-type="float">
            <text:p>4,3139875</text:p>
          </table:table-cell>
          <table:table-cell table:style-name="ce12" table:formula="of:= 0.15*[.H38] + 0.85 *[.H39] +[.H16]" office:value-type="float" office:value="3078.25" calcext:value-type="float">
            <text:p>3078,25</text:p>
          </table:table-cell>
          <table:table-cell table:style-name="ce12" table:formula="of:= 0.15*[.I38] + 0.85 *[.I39] +[.I16]" office:value-type="float" office:value="57.15" calcext:value-type="float">
            <text:p>57,15</text:p>
          </table:table-cell>
          <table:table-cell table:style-name="ce12" table:formula="of:= 0.15*[.J38] + 0.85 *[.J39] +[.J16]" office:value-type="float" office:value="1.15" calcext:value-type="float">
            <text:p>1,15</text:p>
          </table:table-cell>
          <table:table-cell table:style-name="ce12" table:formula="of:= 0.15*[.K38] + 0.85 *[.K39] +[.K16]" office:value-type="float" office:value="1.45" calcext:value-type="float">
            <text:p>1,45</text:p>
          </table:table-cell>
        </table:table-row>
        <table:table-row table:style-name="ro1">
          <table:table-cell/>
          <table:table-cell table:style-name="ce9" office:value-type="string" calcext:value-type="string">
            <text:p>Materiales</text:p>
          </table:table-cell>
          <table:table-cell table:style-name="ce9" table:formula="of:=[.C20]+[.C26]" office:value-type="float" office:value="2" calcext:value-type="float">
            <text:p>2</text:p>
          </table:table-cell>
          <table:table-cell table:style-name="ce9" table:formula="of:=[.D20]+[.D26]" office:value-type="float" office:value="0" calcext:value-type="float">
            <text:p>0</text:p>
          </table:table-cell>
          <table:table-cell table:style-name="ce9" table:formula="of:=[.E20]+[.E26]" office:value-type="float" office:value="4" calcext:value-type="float">
            <text:p>4</text:p>
          </table:table-cell>
          <table:table-cell table:style-name="ce9" table:formula="of:=[.F20]+[.F26]" office:value-type="float" office:value="0" calcext:value-type="float">
            <text:p>0</text:p>
          </table:table-cell>
          <table:table-cell table:style-name="ce9" table:formula="of:=[.G20]+[.G26]" office:value-type="float" office:value="0.7395" calcext:value-type="float">
            <text:p>0,7395</text:p>
          </table:table-cell>
          <table:table-cell table:style-name="ce9" table:formula="of:=[.H20]+[.H26]" office:value-type="float" office:value="130" calcext:value-type="float">
            <text:p>130</text:p>
          </table:table-cell>
          <table:table-cell table:style-name="ce9" table:formula="of:=[.I20]+[.I26]" office:value-type="float" office:value="8" calcext:value-type="float">
            <text:p>8</text:p>
          </table:table-cell>
          <table:table-cell table:style-name="ce9" table:formula="of:=[.J20]+[.J26]" office:value-type="float" office:value="0" calcext:value-type="float">
            <text:p>0</text:p>
          </table:table-cell>
          <table:table-cell table:style-name="ce9" table:formula="of:=[.K20]+[.K26]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9" office:value-type="string" calcext:value-type="string">
            <text:p>Nodo reducion1</text:p>
          </table:table-cell>
          <table:table-cell table:style-name="ce9" table:formula="of:=[.C31]+[.C18]+[.C15]" office:value-type="float" office:value="6" calcext:value-type="float">
            <text:p>6</text:p>
          </table:table-cell>
          <table:table-cell table:style-name="ce9" table:formula="of:=[.D31]+[.D18]+[.D15]" office:value-type="float" office:value="7" calcext:value-type="float">
            <text:p>7</text:p>
          </table:table-cell>
          <table:table-cell table:style-name="ce9" table:formula="of:=[.E31]+[.E18]+[.E15]" office:value-type="float" office:value="5" calcext:value-type="float">
            <text:p>5</text:p>
          </table:table-cell>
          <table:table-cell table:style-name="ce9" table:formula="of:=[.F31]+[.F18]+[.F15]" office:value-type="float" office:value="14" calcext:value-type="float">
            <text:p>14</text:p>
          </table:table-cell>
          <table:table-cell table:style-name="ce9" table:formula="of:=[.G31]+[.G18]+[.G15]" office:value-type="float" office:value="17.531" calcext:value-type="float">
            <text:p>17,531</text:p>
          </table:table-cell>
          <table:table-cell table:style-name="ce9" table:formula="of:=[.H31]+[.H18]+[.H15]" office:value-type="float" office:value="2840" calcext:value-type="float">
            <text:p>2840</text:p>
          </table:table-cell>
          <table:table-cell table:style-name="ce9" table:formula="of:=[.I31]+[.I18]+[.I15]" office:value-type="float" office:value="59" calcext:value-type="float">
            <text:p>59</text:p>
          </table:table-cell>
          <table:table-cell table:style-name="ce9" table:formula="of:=[.J31]+[.J18]+[.J15]" office:value-type="float" office:value="14" calcext:value-type="float">
            <text:p>14</text:p>
          </table:table-cell>
          <table:table-cell table:style-name="ce9" table:formula="of:=[.K31]+[.K18]+[.K15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9" office:value-type="string" calcext:value-type="string">
            <text:p>Conf Agenda Docente</text:p>
          </table:table-cell>
          <table:table-cell table:style-name="ce9" table:formula="of:=[.C15]+[.C24]+[.C15]+[.C23]+[.C21]+[.C27]+[.C15]+[.C25]" office:value-type="float" office:value="8" calcext:value-type="float">
            <text:p>8</text:p>
          </table:table-cell>
          <table:table-cell table:style-name="ce9" table:formula="of:=[.D15]+[.D24]+[.D15]+[.D23]+[.D21]+[.D27]+[.D15]+[.D25]" office:value-type="float" office:value="2" calcext:value-type="float">
            <text:p>2</text:p>
          </table:table-cell>
          <table:table-cell table:style-name="ce9" table:formula="of:=[.E15]+[.E24]+[.E15]+[.E23]+[.E21]+[.E27]+[.E15]+[.E25]" office:value-type="float" office:value="16" calcext:value-type="float">
            <text:p>16</text:p>
          </table:table-cell>
          <table:table-cell table:style-name="ce9" table:formula="of:=[.F15]+[.F24]+[.F15]+[.F23]+[.F21]+[.F27]+[.F15]+[.F25]" office:value-type="float" office:value="30" calcext:value-type="float">
            <text:p>30</text:p>
          </table:table-cell>
          <table:table-cell table:style-name="ce9" table:formula="of:=[.G15]+[.G24]+[.G15]+[.G23]+[.G21]+[.G27]+[.G15]+[.G25]" office:value-type="float" office:value="33.7005" calcext:value-type="float">
            <text:p>33,7005</text:p>
          </table:table-cell>
          <table:table-cell table:style-name="ce9" table:formula="of:=[.H15]+[.H24]+[.H15]+[.H23]+[.H21]+[.H27]+[.H15]+[.H25]" office:value-type="float" office:value="1270" calcext:value-type="float">
            <text:p>1270</text:p>
          </table:table-cell>
          <table:table-cell table:style-name="ce9" table:formula="of:=[.I15]+[.I24]+[.I15]+[.I23]+[.I21]+[.I27]+[.I15]+[.I25]" office:value-type="float" office:value="46" calcext:value-type="float">
            <text:p>46</text:p>
          </table:table-cell>
          <table:table-cell table:style-name="ce9" table:formula="of:=[.J15]+[.J24]+[.J15]+[.J23]+[.J21]+[.J27]+[.J15]+[.J25]" office:value-type="float" office:value="30" calcext:value-type="float">
            <text:p>30</text:p>
          </table:table-cell>
          <table:table-cell table:style-name="ce9" table:formula="of:=[.K15]+[.K24]+[.K15]+[.K23]+[.K21]+[.K27]+[.K15]+[.K25]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3" office:value-type="string" calcext:value-type="string">
            <text:p>Paralelo minimo</text:p>
          </table:table-cell>
          <table:table-cell table:style-name="ce13" table:formula="of:= [.C43]" office:value-type="float" office:value="2" calcext:value-type="float">
            <text:p>2</text:p>
          </table:table-cell>
          <table:table-cell table:style-name="ce13" table:formula="of:= [.D43]" office:value-type="float" office:value="0" calcext:value-type="float">
            <text:p>0</text:p>
          </table:table-cell>
          <table:table-cell table:style-name="ce13" table:formula="of:= [.E43]" office:value-type="float" office:value="4" calcext:value-type="float">
            <text:p>4</text:p>
          </table:table-cell>
          <table:table-cell table:style-name="ce13" table:formula="of:= [.F43]" office:value-type="float" office:value="0" calcext:value-type="float">
            <text:p>0</text:p>
          </table:table-cell>
          <table:table-cell table:style-name="ce13" table:formula="of:= [.G43]" office:value-type="float" office:value="0.7395" calcext:value-type="float">
            <text:p>0,7395</text:p>
          </table:table-cell>
          <table:table-cell table:style-name="ce13" table:formula="of:= [.H43]" office:value-type="float" office:value="130" calcext:value-type="float">
            <text:p>130</text:p>
          </table:table-cell>
          <table:table-cell table:style-name="ce13" table:formula="of:= [.I43]" office:value-type="float" office:value="8" calcext:value-type="float">
            <text:p>8</text:p>
          </table:table-cell>
          <table:table-cell table:style-name="ce13" table:formula="of:= [.J43]" office:value-type="float" office:value="0" calcext:value-type="float">
            <text:p>0</text:p>
          </table:table-cell>
          <table:table-cell table:style-name="ce13" table:formula="of:= [.K43]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0" office:value-type="string" calcext:value-type="string">
            <text:p>Paralelo secuencial</text:p>
          </table:table-cell>
          <table:table-cell table:style-name="ce10" table:formula="of:=[.C22]+[.C24]+[.C43]" office:value-type="float" office:value="4" calcext:value-type="float">
            <text:p>4</text:p>
          </table:table-cell>
          <table:table-cell table:style-name="ce10" table:formula="of:=[.D22]+[.D24]+[.D43]" office:value-type="float" office:value="0" calcext:value-type="float">
            <text:p>0</text:p>
          </table:table-cell>
          <table:table-cell table:style-name="ce10" table:formula="of:=[.E22]+[.E24]+[.E43]" office:value-type="float" office:value="8" calcext:value-type="float">
            <text:p>8</text:p>
          </table:table-cell>
          <table:table-cell table:style-name="ce10" table:formula="of:=[.F22]+[.F24]+[.F43]" office:value-type="float" office:value="0" calcext:value-type="float">
            <text:p>0</text:p>
          </table:table-cell>
          <table:table-cell table:style-name="ce10" table:formula="of:=[.G22]+[.G24]+[.G43]" office:value-type="float" office:value="1.479" calcext:value-type="float">
            <text:p>1,479</text:p>
          </table:table-cell>
          <table:table-cell table:style-name="ce10" table:formula="of:=[.H22]+[.H24]+[.H43]" office:value-type="float" office:value="260" calcext:value-type="float">
            <text:p>260</text:p>
          </table:table-cell>
          <table:table-cell table:style-name="ce10" table:formula="of:=[.I22]+[.I24]+[.I43]" office:value-type="float" office:value="16" calcext:value-type="float">
            <text:p>16</text:p>
          </table:table-cell>
          <table:table-cell table:style-name="ce10" table:formula="of:=[.J22]+[.J24]+[.J43]" office:value-type="float" office:value="0" calcext:value-type="float">
            <text:p>0</text:p>
          </table:table-cell>
          <table:table-cell table:style-name="ce10" table:formula="of:=[.K22]+[.K24]+[.K43]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office:value-type="string" calcext:value-type="string">
            <text:p>Elección Minimo</text:p>
          </table:table-cell>
          <table:table-cell table:style-name="Default" table:formula="of:=[.C45]" office:value-type="float" office:value="8" calcext:value-type="float">
            <text:p>8</text:p>
          </table:table-cell>
          <table:table-cell table:style-name="Default" table:formula="of:=[.D45]" office:value-type="float" office:value="2" calcext:value-type="float">
            <text:p>2</text:p>
          </table:table-cell>
          <table:table-cell table:style-name="Default" table:formula="of:=[.E45]" office:value-type="float" office:value="16" calcext:value-type="float">
            <text:p>16</text:p>
          </table:table-cell>
          <table:table-cell table:style-name="Default" table:formula="of:=[.F45]" office:value-type="float" office:value="30" calcext:value-type="float">
            <text:p>30</text:p>
          </table:table-cell>
          <table:table-cell table:formula="of:=[.G45]" office:value-type="float" office:value="33.7005" calcext:value-type="float">
            <text:p>33,7005</text:p>
          </table:table-cell>
          <table:table-cell table:formula="of:=[.H45]" office:value-type="float" office:value="1270" calcext:value-type="float">
            <text:p>1270</text:p>
          </table:table-cell>
          <table:table-cell table:formula="of:=[.I45]" office:value-type="float" office:value="46" calcext:value-type="float">
            <text:p>46</text:p>
          </table:table-cell>
          <table:table-cell table:formula="of:=[.J45]" office:value-type="float" office:value="30" calcext:value-type="float">
            <text:p>30</text:p>
          </table:table-cell>
          <table:table-cell table:formula="of:=[.K45]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Default" office:value-type="string" calcext:value-type="string">
            <text:p>Elección Maximo</text:p>
          </table:table-cell>
          <table:table-cell table:number-columns-repeated="4" table:style-name="Default" office:value-type="string" calcext:value-type="string">
            <text:p>?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/>
          <table:table-cell table:style-name="Default" office:value-type="string" calcext:value-type="string">
            <text:p>Elección Promedio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formula="of:= [.G45]*0.3+60*0.5+0.2*45" office:value-type="float" office:value="49.11015" calcext:value-type="float">
            <text:p>49,11015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/>
          <table:table-cell table:style-name="Default" office:value-type="string" calcext:value-type="string">
            <text:p>Nodo reducion2 Peor S</text:p>
          </table:table-cell>
          <table:table-cell table:style-name="Default" table:formula="of:=[.C40]+[.C32]+[.C47]+[.C44]" office:value-type="float" office:value="28" calcext:value-type="float">
            <text:p>28</text:p>
          </table:table-cell>
          <table:table-cell table:style-name="Default" table:formula="of:=[.D40]+[.D32]+[.D47]+[.D44]" office:value-type="float" office:value="21" calcext:value-type="float">
            <text:p>21</text:p>
          </table:table-cell>
          <table:table-cell table:style-name="Default" table:formula="of:=[.E40]+[.E32]+[.E47]+[.E44]" office:value-type="float" office:value="17" calcext:value-type="float">
            <text:p>17</text:p>
          </table:table-cell>
          <table:table-cell table:style-name="Default" table:formula="of:=[.F40]+[.F32]+[.F47]+[.F44]" office:value-type="float" office:value="16" calcext:value-type="float">
            <text:p>16</text:p>
          </table:table-cell>
          <table:table-cell table:formula="of:=[.G40]+[.G32]+[.G47]+[.G44]" office:value-type="float" office:value="26.983" calcext:value-type="float">
            <text:p>26,983</text:p>
          </table:table-cell>
          <table:table-cell table:formula="of:=[.H40]+[.H32]+[.H47]+[.H44]" office:value-type="float" office:value="8720" calcext:value-type="float">
            <text:p>8720</text:p>
          </table:table-cell>
          <table:table-cell table:formula="of:=[.I40]+[.I32]+[.I47]+[.I44]" office:value-type="float" office:value="181" calcext:value-type="float">
            <text:p>181</text:p>
          </table:table-cell>
          <table:table-cell table:formula="of:=[.J40]+[.J32]+[.J47]+[.J44]" office:value-type="float" office:value="16" calcext:value-type="float">
            <text:p>16</text:p>
          </table:table-cell>
          <table:table-cell table:formula="of:=[.K40]+[.K32]+[.K47]+[.K44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Default" office:value-type="string" calcext:value-type="string">
            <text:p>Nodo reducion2 Mejor S</text:p>
          </table:table-cell>
          <table:table-cell table:style-name="Default" table:formula="of:=[.C41]+[.C32]+[.C47]+[.C44]" office:value-type="float" office:value="21" calcext:value-type="float">
            <text:p>21</text:p>
          </table:table-cell>
          <table:table-cell table:style-name="Default" table:formula="of:=[.D41]+[.D32]+[.D47]+[.D44]" office:value-type="float" office:value="16" calcext:value-type="float">
            <text:p>16</text:p>
          </table:table-cell>
          <table:table-cell table:style-name="Default" table:formula="of:=[.E41]+[.E32]+[.E47]+[.E44]" office:value-type="float" office:value="14" calcext:value-type="float">
            <text:p>14</text:p>
          </table:table-cell>
          <table:table-cell table:style-name="Default" table:formula="of:=[.F41]+[.F32]+[.F47]+[.F44]" office:value-type="float" office:value="15" calcext:value-type="float">
            <text:p>15</text:p>
          </table:table-cell>
          <table:table-cell table:formula="of:=[.G41]+[.G32]+[.G47]+[.G44]" office:value-type="float" office:value="23.55975" calcext:value-type="float">
            <text:p>23,55975</text:p>
          </table:table-cell>
          <table:table-cell table:formula="of:=[.H41]+[.H32]+[.H47]+[.H44]" office:value-type="float" office:value="6665" calcext:value-type="float">
            <text:p>6665</text:p>
          </table:table-cell>
          <table:table-cell table:formula="of:=[.I41]+[.I32]+[.I47]+[.I44]" office:value-type="float" office:value="140" calcext:value-type="float">
            <text:p>140</text:p>
          </table:table-cell>
          <table:table-cell table:formula="of:=[.J41]+[.J32]+[.J47]+[.J44]" office:value-type="float" office:value="15" calcext:value-type="float">
            <text:p>15</text:p>
          </table:table-cell>
          <table:table-cell table:formula="of:=[.K41]+[.K32]+[.K47]+[.K44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 office:value-type="string" calcext:value-type="string">
            <text:p>Nodo reducion2 Promedio S</text:p>
          </table:table-cell>
          <table:table-cell table:style-name="Default" table:formula="of:= [.C42]+[.C32]+[.C47]+[.C44]" office:value-type="float" office:value="22.05" calcext:value-type="float">
            <text:p>22,05</text:p>
          </table:table-cell>
          <table:table-cell table:style-name="Default" table:formula="of:= [.D42]+[.D32]+[.D47]+[.D44]" office:value-type="float" office:value="16.75" calcext:value-type="float">
            <text:p>16,75</text:p>
          </table:table-cell>
          <table:table-cell table:style-name="Default" table:formula="of:= [.E42]+[.E32]+[.E47]+[.E44]" office:value-type="float" office:value="14.45" calcext:value-type="float">
            <text:p>14,45</text:p>
          </table:table-cell>
          <table:table-cell table:style-name="Default" table:formula="of:= [.F42]+[.F32]+[.F47]+[.F44]" office:value-type="float" office:value="15.15" calcext:value-type="float">
            <text:p>15,15</text:p>
          </table:table-cell>
          <table:table-cell table:formula="of:= [.G42]+[.G32]+[.G47]+[.G44]" office:value-type="float" office:value="24.0732375" calcext:value-type="float">
            <text:p>24,0732375</text:p>
          </table:table-cell>
          <table:table-cell table:formula="of:= [.H42]+[.H32]+[.H47]+[.H44]" office:value-type="float" office:value="6973.25" calcext:value-type="float">
            <text:p>6973,25</text:p>
          </table:table-cell>
          <table:table-cell table:formula="of:= [.I42]+[.I32]+[.I47]+[.I44]" office:value-type="float" office:value="146.15" calcext:value-type="float">
            <text:p>146,15</text:p>
          </table:table-cell>
          <table:table-cell table:formula="of:= [.J42]+[.J32]+[.J47]+[.J44]" office:value-type="float" office:value="15.15" calcext:value-type="float">
            <text:p>15,15</text:p>
          </table:table-cell>
          <table:table-cell table:formula="of:= [.K42]+[.K32]+[.K47]+[.K44]" office:value-type="float" office:value="14.45" calcext:value-type="float">
            <text:p>14,45</text:p>
          </table:table-cell>
        </table:table-row>
        <table:table-row table:style-name="ro1">
          <table:table-cell/>
          <table:table-cell table:style-name="Default" office:value-type="string" calcext:value-type="string">
            <text:p>Nodo reducion2 Peor P</text:p>
          </table:table-cell>
          <table:table-cell table:style-name="Default" table:formula="of:=[.C40]+[.C32]+[.C46]+[.C44]" office:value-type="float" office:value="26" calcext:value-type="float">
            <text:p>26</text:p>
          </table:table-cell>
          <table:table-cell table:style-name="Default" table:formula="of:=[.D40]+[.D32]+[.D46]+[.D44]" office:value-type="float" office:value="21" calcext:value-type="float">
            <text:p>21</text:p>
          </table:table-cell>
          <table:table-cell table:style-name="Default" table:formula="of:=[.E40]+[.E32]+[.E46]+[.E44]" office:value-type="float" office:value="13" calcext:value-type="float">
            <text:p>13</text:p>
          </table:table-cell>
          <table:table-cell table:style-name="Default" table:formula="of:=[.F40]+[.F32]+[.F46]+[.F44]" office:value-type="float" office:value="16" calcext:value-type="float">
            <text:p>16</text:p>
          </table:table-cell>
          <table:table-cell table:formula="of:=[.G40]+[.G32]+[.G46]+[.G44]" office:value-type="float" office:value="26.2435" calcext:value-type="float">
            <text:p>26,2435</text:p>
          </table:table-cell>
          <table:table-cell table:formula="of:=[.H40]+[.H32]+[.H46]+[.H44]" office:value-type="float" office:value="8590" calcext:value-type="float">
            <text:p>8590</text:p>
          </table:table-cell>
          <table:table-cell table:formula="of:=[.I40]+[.I32]+[.I46]+[.I44]" office:value-type="float" office:value="173" calcext:value-type="float">
            <text:p>173</text:p>
          </table:table-cell>
          <table:table-cell table:formula="of:=[.J40]+[.J32]+[.J46]+[.J44]" office:value-type="float" office:value="16" calcext:value-type="float">
            <text:p>16</text:p>
          </table:table-cell>
          <table:table-cell table:formula="of:=[.K40]+[.K32]+[.K46]+[.K44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 office:value-type="string" calcext:value-type="string">
            <text:p>Nodo reducion2 Mejor P</text:p>
          </table:table-cell>
          <table:table-cell table:style-name="Default" table:formula="of:= [.C41]+[.C32]+[.C46]+[.C44]" office:value-type="float" office:value="19" calcext:value-type="float">
            <text:p>19</text:p>
          </table:table-cell>
          <table:table-cell table:style-name="Default" table:formula="of:= [.D41]+[.D32]+[.D46]+[.D44]" office:value-type="float" office:value="16" calcext:value-type="float">
            <text:p>16</text:p>
          </table:table-cell>
          <table:table-cell table:style-name="Default" table:formula="of:= [.E41]+[.E32]+[.E46]+[.E44]" office:value-type="float" office:value="10" calcext:value-type="float">
            <text:p>10</text:p>
          </table:table-cell>
          <table:table-cell table:style-name="Default" table:formula="of:= [.F41]+[.F32]+[.F46]+[.F44]" office:value-type="float" office:value="15" calcext:value-type="float">
            <text:p>15</text:p>
          </table:table-cell>
          <table:table-cell table:formula="of:= [.G41]+[.G32]+[.G46]+[.G44]" office:value-type="float" office:value="22.82025" calcext:value-type="float">
            <text:p>22,82025</text:p>
          </table:table-cell>
          <table:table-cell table:formula="of:= [.H41]+[.H32]+[.H46]+[.H44]" office:value-type="float" office:value="6535" calcext:value-type="float">
            <text:p>6535</text:p>
          </table:table-cell>
          <table:table-cell table:formula="of:= [.I41]+[.I32]+[.I46]+[.I44]" office:value-type="float" office:value="132" calcext:value-type="float">
            <text:p>132</text:p>
          </table:table-cell>
          <table:table-cell table:formula="of:= [.J41]+[.J32]+[.J46]+[.J44]" office:value-type="float" office:value="15" calcext:value-type="float">
            <text:p>15</text:p>
          </table:table-cell>
          <table:table-cell table:formula="of:= [.K41]+[.K32]+[.K46]+[.K4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 office:value-type="string" calcext:value-type="string">
            <text:p>Nodo reducion2 Promedio P</text:p>
          </table:table-cell>
          <table:table-cell table:style-name="Default" table:formula="of:= [.C42]+[.C32]+[.C46]+[.C44]" office:value-type="float" office:value="20.05" calcext:value-type="float">
            <text:p>20,05</text:p>
          </table:table-cell>
          <table:table-cell table:style-name="Default" table:formula="of:= [.D42]+[.D32]+[.D46]+[.D44]" office:value-type="float" office:value="16.75" calcext:value-type="float">
            <text:p>16,75</text:p>
          </table:table-cell>
          <table:table-cell table:style-name="Default" table:formula="of:= [.E42]+[.E32]+[.E46]+[.E44]" office:value-type="float" office:value="10.45" calcext:value-type="float">
            <text:p>10,45</text:p>
          </table:table-cell>
          <table:table-cell table:style-name="Default" table:formula="of:= [.F42]+[.F32]+[.F46]+[.F44]" office:value-type="float" office:value="15.15" calcext:value-type="float">
            <text:p>15,15</text:p>
          </table:table-cell>
          <table:table-cell table:formula="of:= [.G42]+[.G32]+[.G46]+[.G44]" office:value-type="float" office:value="23.3337375" calcext:value-type="float">
            <text:p>23,3337375</text:p>
          </table:table-cell>
          <table:table-cell table:formula="of:= [.H42]+[.H32]+[.H46]+[.H44]" office:value-type="float" office:value="6843.25" calcext:value-type="float">
            <text:p>6843,25</text:p>
          </table:table-cell>
          <table:table-cell table:formula="of:= [.I42]+[.I32]+[.I46]+[.I44]" office:value-type="float" office:value="138.15" calcext:value-type="float">
            <text:p>138,15</text:p>
          </table:table-cell>
          <table:table-cell table:formula="of:= [.J42]+[.J32]+[.J46]+[.J44]" office:value-type="float" office:value="15.15" calcext:value-type="float">
            <text:p>15,15</text:p>
          </table:table-cell>
          <table:table-cell table:formula="of:= [.K42]+[.K32]+[.K46]+[.K44]" office:value-type="float" office:value="10.45" calcext:value-type="float">
            <text:p>10,45</text:p>
          </table:table-cell>
        </table:table-row>
        <table:table-row table:style-name="ro1">
          <table:table-cell/>
          <table:table-cell table:style-name="Default" office:value-type="string" calcext:value-type="string">
            <text:p>Nodo reducion3 Peor</text:p>
          </table:table-cell>
          <table:table-cell table:style-name="Default" table:formula="of:=[.C15]+[.C49]" office:value-type="string" office:string-value="" calcext:value-type="error">
            <text:p>#VALUE!</text:p>
          </table:table-cell>
          <table:table-cell table:style-name="Default" table:formula="of:=[.D15]+[.D49]" office:value-type="string" office:string-value="" calcext:value-type="error">
            <text:p>#VALUE!</text:p>
          </table:table-cell>
          <table:table-cell table:style-name="Default" table:formula="of:=[.E15]+[.E49]" office:value-type="string" office:string-value="" calcext:value-type="error">
            <text:p>#VALUE!</text:p>
          </table:table-cell>
          <table:table-cell table:style-name="Default" table:formula="of:=[.F15]+[.F49]" office:value-type="string" office:string-value="" calcext:value-type="error">
            <text:p>#VALUE!</text:p>
          </table:table-cell>
          <table:table-cell table:formula="of:=[.G15]+[.G49]" office:value-type="float" office:value="70.36975" calcext:value-type="float">
            <text:p>70,36975</text:p>
          </table:table-cell>
          <table:table-cell table:formula="of:=[.H15]+[.H49]" office:value-type="string" office:string-value="" calcext:value-type="error">
            <text:p>#VALUE!</text:p>
          </table:table-cell>
          <table:table-cell table:formula="of:=[.I15]+[.I49]" office:value-type="string" office:string-value="" calcext:value-type="error">
            <text:p>#VALUE!</text:p>
          </table:table-cell>
          <table:table-cell table:formula="of:=[.J15]+[.J49]" office:value-type="string" office:string-value="" calcext:value-type="error">
            <text:p>#VALUE!</text:p>
          </table:table-cell>
          <table:table-cell table:formula="of:=[.K15]+[.K49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office:value-type="string" calcext:value-type="string">
            <text:p>Nodo reducion3 Mejor</text:p>
          </table:table-cell>
          <table:table-cell table:style-name="Default" table:formula="of:=[.C15]+[.C48]" office:value-type="float" office:value="9" calcext:value-type="float">
            <text:p>9</text:p>
          </table:table-cell>
          <table:table-cell table:style-name="Default" table:formula="of:=[.D15]+[.D48]" office:value-type="float" office:value="2" calcext:value-type="float">
            <text:p>2</text:p>
          </table:table-cell>
          <table:table-cell table:style-name="Default" table:formula="of:=[.E15]+[.E48]" office:value-type="float" office:value="18" calcext:value-type="float">
            <text:p>18</text:p>
          </table:table-cell>
          <table:table-cell table:style-name="Default" table:formula="of:=[.F15]+[.F48]" office:value-type="float" office:value="40" calcext:value-type="float">
            <text:p>40</text:p>
          </table:table-cell>
          <table:table-cell table:formula="of:=[.G15]+[.G48]" office:value-type="float" office:value="44.07025" calcext:value-type="float">
            <text:p>44,07025</text:p>
          </table:table-cell>
          <table:table-cell table:formula="of:=[.H15]+[.H48]" office:value-type="float" office:value="1335" calcext:value-type="float">
            <text:p>1335</text:p>
          </table:table-cell>
          <table:table-cell table:formula="of:=[.I15]+[.I48]" office:value-type="float" office:value="50" calcext:value-type="float">
            <text:p>50</text:p>
          </table:table-cell>
          <table:table-cell table:formula="of:=[.J15]+[.J48]" office:value-type="float" office:value="40" calcext:value-type="float">
            <text:p>40</text:p>
          </table:table-cell>
          <table:table-cell table:formula="of:=[.K15]+[.K48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 office:value-type="string" calcext:value-type="string">
            <text:p>Nodo reducion3 Promedio</text:p>
          </table:table-cell>
          <table:table-cell table:style-name="Default" table:formula="of:= [.C15]+[.C50]" office:value-type="string" office:string-value="" calcext:value-type="error">
            <text:p>#VALUE!</text:p>
          </table:table-cell>
          <table:table-cell table:style-name="Default" table:formula="of:= [.D15]+[.D50]" office:value-type="string" office:string-value="" calcext:value-type="error">
            <text:p>#VALUE!</text:p>
          </table:table-cell>
          <table:table-cell table:style-name="Default" table:formula="of:= [.E15]+[.E50]" office:value-type="string" office:string-value="" calcext:value-type="error">
            <text:p>#VALUE!</text:p>
          </table:table-cell>
          <table:table-cell table:style-name="Default" table:formula="of:= [.F15]+[.F50]" office:value-type="string" office:string-value="" calcext:value-type="error">
            <text:p>#VALUE!</text:p>
          </table:table-cell>
          <table:table-cell table:formula="of:= [.G15]+[.G50]" office:value-type="float" office:value="59.4799" calcext:value-type="float">
            <text:p>59,4799</text:p>
          </table:table-cell>
          <table:table-cell table:formula="of:= [.H15]+[.H50]" office:value-type="string" office:string-value="" calcext:value-type="error">
            <text:p>#VALUE!</text:p>
          </table:table-cell>
          <table:table-cell table:formula="of:= [.I15]+[.I50]" office:value-type="string" office:string-value="" calcext:value-type="error">
            <text:p>#VALUE!</text:p>
          </table:table-cell>
          <table:table-cell table:formula="of:= [.J15]+[.J50]" office:value-type="string" office:string-value="" calcext:value-type="error">
            <text:p>#VALUE!</text:p>
          </table:table-cell>
          <table:table-cell table:formula="of:= [.K15]+[.K50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office:value-type="string" calcext:value-type="string">
            <text:p>Bucle Peor</text:p>
          </table:table-cell>
          <table:table-cell table:style-name="Default" table:formula="of:= 12*[.C57]" office:value-type="string" office:string-value="" calcext:value-type="error">
            <text:p>#VALUE!</text:p>
          </table:table-cell>
          <table:table-cell table:style-name="Default" table:formula="of:= 12*[.D57]" office:value-type="string" office:string-value="" calcext:value-type="error">
            <text:p>#VALUE!</text:p>
          </table:table-cell>
          <table:table-cell table:style-name="Default" table:formula="of:= 12*[.E57]" office:value-type="string" office:string-value="" calcext:value-type="error">
            <text:p>#VALUE!</text:p>
          </table:table-cell>
          <table:table-cell table:style-name="Default" table:formula="of:= 12*[.F57]" office:value-type="string" office:string-value="" calcext:value-type="error">
            <text:p>#VALUE!</text:p>
          </table:table-cell>
          <table:table-cell table:formula="of:= 12*[.G57]" office:value-type="float" office:value="844.437" calcext:value-type="float">
            <text:p>844,437</text:p>
          </table:table-cell>
          <table:table-cell table:formula="of:= 12*[.H57]" office:value-type="string" office:string-value="" calcext:value-type="error">
            <text:p>#VALUE!</text:p>
          </table:table-cell>
          <table:table-cell table:formula="of:= 12*[.I57]" office:value-type="string" office:string-value="" calcext:value-type="error">
            <text:p>#VALUE!</text:p>
          </table:table-cell>
          <table:table-cell table:formula="of:= 12*[.J57]" office:value-type="string" office:string-value="" calcext:value-type="error">
            <text:p>#VALUE!</text:p>
          </table:table-cell>
          <table:table-cell table:formula="of:= 12*[.K57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office:value-type="string" calcext:value-type="string">
            <text:p>Bucle Mejor</text:p>
          </table:table-cell>
          <table:table-cell table:style-name="Default" table:formula="of:=12*[.C58]" office:value-type="float" office:value="108" calcext:value-type="float">
            <text:p>108</text:p>
          </table:table-cell>
          <table:table-cell table:style-name="Default" table:formula="of:=12*[.D58]" office:value-type="float" office:value="24" calcext:value-type="float">
            <text:p>24</text:p>
          </table:table-cell>
          <table:table-cell table:style-name="Default" table:formula="of:=12*[.E58]" office:value-type="float" office:value="216" calcext:value-type="float">
            <text:p>216</text:p>
          </table:table-cell>
          <table:table-cell table:style-name="Default" table:formula="of:=12*[.F58]" office:value-type="float" office:value="480" calcext:value-type="float">
            <text:p>480</text:p>
          </table:table-cell>
          <table:table-cell table:formula="of:=12*[.G58]" office:value-type="float" office:value="528.843" calcext:value-type="float">
            <text:p>528,843</text:p>
          </table:table-cell>
          <table:table-cell table:formula="of:=12*[.H58]" office:value-type="float" office:value="16020" calcext:value-type="float">
            <text:p>16020</text:p>
          </table:table-cell>
          <table:table-cell table:formula="of:=12*[.I58]" office:value-type="float" office:value="600" calcext:value-type="float">
            <text:p>600</text:p>
          </table:table-cell>
          <table:table-cell table:formula="of:=12*[.J58]" office:value-type="float" office:value="480" calcext:value-type="float">
            <text:p>480</text:p>
          </table:table-cell>
          <table:table-cell table:formula="of:=12*[.K58]" office:value-type="float" office:value="216" calcext:value-type="float">
            <text:p>216</text:p>
          </table:table-cell>
        </table:table-row>
        <table:table-row table:style-name="ro1">
          <table:table-cell/>
          <table:table-cell table:style-name="Default" office:value-type="string" calcext:value-type="string">
            <text:p>Bucle Promedio</text:p>
          </table:table-cell>
          <table:table-cell table:style-name="Default" table:formula="of:=12*[.C59]" office:value-type="string" office:string-value="" calcext:value-type="error">
            <text:p>#VALUE!</text:p>
          </table:table-cell>
          <table:table-cell table:style-name="Default" table:formula="of:=12*[.D59]" office:value-type="string" office:string-value="" calcext:value-type="error">
            <text:p>#VALUE!</text:p>
          </table:table-cell>
          <table:table-cell table:style-name="Default" table:formula="of:=12*[.E59]" office:value-type="string" office:string-value="" calcext:value-type="error">
            <text:p>#VALUE!</text:p>
          </table:table-cell>
          <table:table-cell table:style-name="Default" table:formula="of:=12*[.F59]" office:value-type="string" office:string-value="" calcext:value-type="error">
            <text:p>#VALUE!</text:p>
          </table:table-cell>
          <table:table-cell table:formula="of:=12*[.G59]" office:value-type="float" office:value="713.7588" calcext:value-type="float">
            <text:p>713,7588</text:p>
          </table:table-cell>
          <table:table-cell table:formula="of:=12*[.H59]" office:value-type="string" office:string-value="" calcext:value-type="error">
            <text:p>#VALUE!</text:p>
          </table:table-cell>
          <table:table-cell table:formula="of:=12*[.I59]" office:value-type="string" office:string-value="" calcext:value-type="error">
            <text:p>#VALUE!</text:p>
          </table:table-cell>
          <table:table-cell table:formula="of:=12*[.J59]" office:value-type="string" office:string-value="" calcext:value-type="error">
            <text:p>#VALUE!</text:p>
          </table:table-cell>
          <table:table-cell table:formula="of:=12*[.K59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office:value-type="string" calcext:value-type="string">
            <text:p>Act Espacio Aprendizaje</text:p>
          </table:table-cell>
          <table:table-cell table:number-columns-repeated="4" table:style-name="Default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 Peor</text:p>
          </table:table-cell>
          <table:table-cell table:style-name="Default" table:formula="of:= [.C54]+[.C60]+[.C63]" office:value-type="string" office:string-value="" calcext:value-type="error">
            <text:p>#VALUE!</text:p>
          </table:table-cell>
          <table:table-cell table:style-name="Default" table:formula="of:= [.D54]+[.D60]+[.D63]" office:value-type="string" office:string-value="" calcext:value-type="error">
            <text:p>#VALUE!</text:p>
          </table:table-cell>
          <table:table-cell table:style-name="Default" table:formula="of:= [.E54]+[.E60]+[.E63]" office:value-type="string" office:string-value="" calcext:value-type="error">
            <text:p>#VALUE!</text:p>
          </table:table-cell>
          <table:table-cell table:style-name="Default" table:formula="of:= [.F54]+[.F60]+[.F63]" office:value-type="string" office:string-value="" calcext:value-type="error">
            <text:p>#VALUE!</text:p>
          </table:table-cell>
          <table:table-cell table:formula="of:= [.G54]+[.G60]+[.G63]" office:value-type="float" office:value="875.6805" calcext:value-type="float">
            <text:p>875,6805</text:p>
          </table:table-cell>
          <table:table-cell table:formula="of:= [.H54]+[.H60]+[.H63]" office:value-type="string" office:string-value="" calcext:value-type="error">
            <text:p>#VALUE!</text:p>
          </table:table-cell>
          <table:table-cell table:formula="of:= [.I54]+[.I60]+[.I63]" office:value-type="string" office:string-value="" calcext:value-type="error">
            <text:p>#VALUE!</text:p>
          </table:table-cell>
          <table:table-cell table:formula="of:= [.J54]+[.J60]+[.J63]" office:value-type="string" office:string-value="" calcext:value-type="error">
            <text:p>#VALUE!</text:p>
          </table:table-cell>
          <table:table-cell table:formula="of:= [.K54]+[.K60]+[.K63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 Mejor</text:p>
          </table:table-cell>
          <table:table-cell table:style-name="Default" table:formula="of:=[.C55]+[.C61]+[.C63]" office:value-type="string" office:string-value="" calcext:value-type="error">
            <text:p>#VALUE!</text:p>
          </table:table-cell>
          <table:table-cell table:style-name="Default" table:formula="of:=[.D55]+[.D61]+[.D63]" office:value-type="string" office:string-value="" calcext:value-type="error">
            <text:p>#VALUE!</text:p>
          </table:table-cell>
          <table:table-cell table:style-name="Default" table:formula="of:=[.E55]+[.E61]+[.E63]" office:value-type="string" office:string-value="" calcext:value-type="error">
            <text:p>#VALUE!</text:p>
          </table:table-cell>
          <table:table-cell table:style-name="Default" table:formula="of:=[.F55]+[.F61]+[.F63]" office:value-type="string" office:string-value="" calcext:value-type="error">
            <text:p>#VALUE!</text:p>
          </table:table-cell>
          <table:table-cell table:formula="of:=[.G55]+[.G61]+[.G63]" office:value-type="float" office:value="556.66325" calcext:value-type="float">
            <text:p>556,66325</text:p>
          </table:table-cell>
          <table:table-cell table:formula="of:=[.H55]+[.H61]+[.H63]" office:value-type="string" office:string-value="" calcext:value-type="error">
            <text:p>#VALUE!</text:p>
          </table:table-cell>
          <table:table-cell table:formula="of:=[.I55]+[.I61]+[.I63]" office:value-type="string" office:string-value="" calcext:value-type="error">
            <text:p>#VALUE!</text:p>
          </table:table-cell>
          <table:table-cell table:formula="of:=[.J55]+[.J61]+[.J63]" office:value-type="string" office:string-value="" calcext:value-type="error">
            <text:p>#VALUE!</text:p>
          </table:table-cell>
          <table:table-cell table:formula="of:=[.K55]+[.K61]+[.K63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 Promedio</text:p>
          </table:table-cell>
          <table:table-cell table:style-name="Default" table:formula="of:= [.C62]+[.C56]+[.C63]" office:value-type="string" office:string-value="" calcext:value-type="error">
            <text:p>#VALUE!</text:p>
          </table:table-cell>
          <table:table-cell table:style-name="Default" table:formula="of:= [.D62]+[.D56]+[.D63]" office:value-type="string" office:string-value="" calcext:value-type="error">
            <text:p>#VALUE!</text:p>
          </table:table-cell>
          <table:table-cell table:style-name="Default" table:formula="of:= [.E62]+[.E56]+[.E63]" office:value-type="string" office:string-value="" calcext:value-type="error">
            <text:p>#VALUE!</text:p>
          </table:table-cell>
          <table:table-cell table:style-name="Default" table:formula="of:= [.F62]+[.F56]+[.F63]" office:value-type="string" office:string-value="" calcext:value-type="error">
            <text:p>#VALUE!</text:p>
          </table:table-cell>
          <table:table-cell table:formula="of:= [.G62]+[.G56]+[.G63]" office:value-type="float" office:value="742.0925375" calcext:value-type="float">
            <text:p>742,0925375</text:p>
          </table:table-cell>
          <table:table-cell table:formula="of:= [.H62]+[.H56]+[.H63]" office:value-type="string" office:string-value="" calcext:value-type="error">
            <text:p>#VALUE!</text:p>
          </table:table-cell>
          <table:table-cell table:formula="of:= [.I62]+[.I56]+[.I63]" office:value-type="string" office:string-value="" calcext:value-type="error">
            <text:p>#VALUE!</text:p>
          </table:table-cell>
          <table:table-cell table:formula="of:= [.J62]+[.J56]+[.J63]" office:value-type="string" office:string-value="" calcext:value-type="error">
            <text:p>#VALUE!</text:p>
          </table:table-cell>
          <table:table-cell table:formula="of:= [.K62]+[.K56]+[.K63]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16:27:32.1635861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1:43:26.514334464</meta:creation-date>
    <dc:date>2018-05-13T18:24:40.326143211</dc:date>
    <meta:editing-duration>PT33M50S</meta:editing-duration>
    <meta:editing-cycles>6</meta:editing-cycles>
    <meta:generator>LibreOffice/5.4.6.2$Linux_X86_64 LibreOffice_project/40m0$Build-2</meta:generator>
    <meta:document-statistic meta:table-count="1" meta:cell-count="566" meta:object-count="0"/>
  </office:meta>
</office:document-meta>
</file>